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639cm" fo:margin-top="0cm" fo:margin-bottom="0cm" table:align="center"/>
    </style:style>
    <style:style style:name="Table1.A" style:family="table-column">
      <style:table-column-properties style:column-width="17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2c4c9" fo:padding="0.176cm" fo:border="0.5pt solid #000000">
        <style:background-image/>
      </style:table-cell-properties>
    </style:style>
    <style:style style:name="Table1.A2" style:family="table-cell">
      <style:table-cell-properties style:vertical-align="" fo:background-color="#ffffff" fo:padding="0.176cm" fo:border="0.5pt solid #000000">
        <style:background-image/>
      </style:table-cell-properties>
    </style:style>
    <style:style style:name="Table1.A6" style:family="table-cell">
      <style:table-cell-properties style:vertical-align="" fo:padding="0.176cm" fo:border="0.5pt solid #000000"/>
    </style:style>
    <style:style style:name="Table1.A8" style:family="table-cell">
      <style:table-cell-properties style:vertical-align="" fo:padding="0.176cm" fo:border="0.5pt solid #000000"/>
    </style:style>
    <style:style style:name="Table1.A10" style:family="table-cell">
      <style:table-cell-properties style:vertical-align="" fo:padding="0.176cm" fo:border="0.5pt solid #000000"/>
    </style:style>
    <style:style style:name="Table1.A12" style:family="table-cell">
      <style:table-cell-properties style:vertical-align="" fo:padding="0.176cm" fo:border="0.5pt solid #000000"/>
    </style:style>
    <style:style style:name="Table1.A14" style:family="table-cell">
      <style:table-cell-properties style:vertical-align="" fo:padding="0.176cm" fo:border="0.5pt solid #000000"/>
    </style:style>
    <style:style style:name="Table1.A16" style:family="table-cell">
      <style:table-cell-properties style:vertical-align="" fo:padding="0.176cm" fo:border="0.5pt solid #000000"/>
    </style:style>
    <style:style style:name="Table2" style:family="table">
      <style:table-properties style:width="17.639cm" fo:margin-top="0cm" fo:margin-bottom="0cm" table:align="center"/>
    </style:style>
    <style:style style:name="Table2.A" style:family="table-column">
      <style:table-column-properties style:column-width="17.63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2c4c9" fo:padding="0.176cm" fo:border="0.5pt solid #000000">
        <style:background-image/>
      </style:table-cell-properties>
    </style:style>
    <style:style style:name="Table2.A2" style:family="table-cell">
      <style:table-cell-properties style:vertical-align="" fo:background-color="#ffffff" fo:padding="0.176cm" fo:border="0.5pt solid #000000">
        <style:background-image/>
      </style:table-cell-properties>
    </style:style>
    <style:style style:name="Table2.A6" style:family="table-cell">
      <style:table-cell-properties style:vertical-align="" fo:padding="0.176cm" fo:border="0.5pt solid #000000"/>
    </style:style>
    <style:style style:name="Table2.A8" style:family="table-cell">
      <style:table-cell-properties style:vertical-align="" fo:padding="0.176cm" fo:border="0.5pt solid #000000"/>
    </style:style>
    <style:style style:name="Table2.A10" style:family="table-cell">
      <style:table-cell-properties style:vertical-align="" fo:padding="0.176cm" fo:border="0.5pt solid #000000"/>
    </style:style>
    <style:style style:name="Table2.A12" style:family="table-cell">
      <style:table-cell-properties style:vertical-align="" fo:padding="0.176cm" fo:border="0.5pt solid #000000"/>
    </style:style>
    <style:style style:name="Table2.A14" style:family="table-cell">
      <style:table-cell-properties style:vertical-align="" fo:padding="0.176cm" fo:border="0.5pt solid #000000"/>
    </style:style>
    <style:style style:name="Table2.A16" style:family="table-cell">
      <style:table-cell-properties style:vertical-align="" fo:padding="0.176cm" fo:border="0.5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D</text:p>
      <text:p text:style-name="P5">Gestion de projet</text:p>
      <text:p text:style-name="Standard"/>
      <text:p text:style-name="Standard">Questions pour cahier des charges :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Quel est le sujet de votre site ? (ex: ecommerce, administratif, …)</text:p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Qui seront les utilisateurs cibles du site internet?</text:p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Quels sont les objectifs clés du site internet (par exemple, générer des ventes en ligne, améliorer la notoriété de la marque)?</text:p>
          </table:table-cell>
        </table:table-row>
        <table:table-row table:style-name="Table1.1">
          <table:table-cell table:style-name="Table1.A6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Le site internet doit-il être responsive (s'adapter à différentes tailles d'écran)?</text:p>
          </table:table-cell>
        </table:table-row>
        <table:table-row table:style-name="Table1.1">
          <table:table-cell table:style-name="Table1.A8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e site internet doit-il prendre en charge plusieurs langues ?</text:p>
          </table:table-cell>
        </table:table-row>
        <table:table-row table:style-name="Table1.1">
          <table:table-cell table:style-name="Table1.A1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e site internet doit-il avoir une fonctionnalité de recherche ?</text:p>
          </table:table-cell>
        </table:table-row>
        <table:table-row table:style-name="Table1.1">
          <table:table-cell table:style-name="Table1.A12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e site internet doit-il avoir une fonctionnalité de panier d'achat ?</text:p>
          </table:table-cell>
        </table:table-row>
        <table:table-row table:style-name="Table1.1">
          <table:table-cell table:style-name="Table1.A14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Quelles fonctionnalités ?</text:p>
          </table:table-cell>
        </table:table-row>
        <table:table-row table:style-name="Table1.1">
          <table:table-cell table:style-name="Table1.A16" office:value-type="string">
            <text:list xml:id="list302519497" text:style-name="WWNum1">
              <text:list-item>
                <text:p text:style-name="P6"/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Le site internet doit-il avoir une section de commentaires ?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Le site doit-il être interne à votre société ?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Si votre site est un site d’ecommerce, que vendez-vous ?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Avez vous une charte graphique de préférence ?</text:p>
          </table:table-cell>
        </table:table-row>
        <table:table-row table:style-name="Table2.1">
          <table:table-cell table:style-name="Table2.A8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</table:table-row>
        <text:soft-page-break/>
        <table:table-row table:style-name="Table2.1">
          <table:table-cell table:style-name="Table2.A10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Le site internet doit-il avoir une fonctionnalité de recherche?</text:p>
          </table:table-cell>
        </table:table-row>
        <table:table-row table:style-name="Table2.1">
          <table:table-cell table:style-name="Table2.A1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Le site internet doit-il avoir une fonctionnalité de panier d'achat?</text:p>
          </table:table-cell>
        </table:table-row>
        <table:table-row table:style-name="Table2.1">
          <table:table-cell table:style-name="Table2.A14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Quelles fonctionnalités ?</text:p>
          </table:table-cell>
        </table:table-row>
        <table:table-row table:style-name="Table2.1">
          <table:table-cell table:style-name="Table2.A16" office:value-type="string">
            <text:list xml:id="list155109873422149" text:continue-numbering="true" text:style-name="WWNum1">
              <text:list-item>
                <text:p text:style-name="P6"/>
              </text:list-item>
            </text:list>
          </table:table-cell>
        </table:table-row>
      </table:table>
      <text:p text:style-name="Standard"/>
      <text:p text:style-name="Standard">Sommaire : </text:p>
      <text:p text:style-name="Standard"/>
      <text:p text:style-name="Standard"/>
      <text:p text:style-name="Heading_20_1"><text:bookmark text:name="_6urfznwmsj2y"/>Descriptions des processus informatiques et non informatiques existants</text:p>
      <text:p text:style-name="Standard"><text:s text:c="2"/>o <text:s text:c="3"/>Organisation de l’entreprise</text:p>
      <text:p text:style-name="Standard"><text:s text:c="2"/>o <text:s text:c="3"/>Applications et départements de l’entreprise impliqués (par exemple par un changement du mode de travail dans les services)</text:p>
      <text:p text:style-name="Standard"><text:s text:c="2"/>o <text:s text:c="3"/>Système informatique existants en relations avec ou impactés par le projet</text:p>
      <text:p text:style-name="Heading_20_1"><text:bookmark text:name="_vi2e1qjd1gjn"/>Spécifications applicatives</text:p>
      <text:p text:style-name="Standard"><text:s text:c="2"/>o <text:s text:c="3"/>Le contenu des écrans de l’utilisateur final (informations affichées ou à introduire)</text:p>
      <text:p text:style-name="Standard"><text:s text:c="2"/>o <text:s text:c="3"/>Le contenu des bases de données à créer ou existantes et à utiliser</text:p>
      <text:p text:style-name="Standard"><text:s text:c="2"/>o <text:s text:c="3"/>Les différentes transactions informatiques et leur cheminement entre les utilisateurs et les bases de données</text:p>
      <text:p text:style-name="Standard"><text:s text:c="2"/>o <text:s text:c="3"/>Les traitement / règles de gestion à effectuer pour chaque transaction.</text:p>
      <text:p text:style-name="Standard"><text:s text:c="2"/>o <text:s text:c="3"/>Les liaisons avec les applications existantes </text:p>
      <text:p text:style-name="Standard"><text:s text:c="2"/>o <text:s text:c="3"/>Interface utilisateur </text:p>
      <text:p text:style-name="Standard"><text:s text:c="2"/>o <text:s text:c="3"/>Les performances requises</text:p>
      <text:p text:style-name="Heading_20_1"><text:bookmark text:name="_vshh2ju1fso"/>Spécifications techniques</text:p>
      <text:p text:style-name="Standard"><text:s text:c="2"/>o <text:s text:c="3"/>Localisations des terminaux, poste de travail, utilisateurs et des serveurs informatiques</text:p>
      <text:p text:style-name="Standard"><text:s text:c="2"/>o <text:s text:c="3"/>Localisation des applications et des bases de données</text:p>
      <text:p text:style-name="Standard"><text:s text:c="2"/>o <text:s text:c="3"/>Volumes (nombre et fréquences des transactions entre les utilisateurs et les applications résidant dans les serveurs)</text:p>
      <text:p text:style-name="Standard"><text:s text:c="2"/>o <text:s text:c="3"/>Architecture et fonctionnalité des….</text:p>
      <text:p text:style-name="Standard"><text:s text:c="2"/>o <text:s text:c="3"/>Solution de paiement</text:p>
      <text:p text:style-name="Standard"><text:s text:c="2"/>o <text:s text:c="3"/>Hébergement des serveurs</text:p>
      <text:p text:style-name="Standard"><text:s text:c="2"/>o <text:s text:c="3"/>Sécurisations des transactions</text:p>
      <text:p text:style-name="Heading_20_1"><text:bookmark text:name="_q0e9x3alofg5"/><text:soft-page-break/>Rédactions :</text:p>
      <text:p text:style-name="Standard"><text:s text:c="2"/>o <text:s text:c="3"/>Docs ou non (dire qu’on l’a faite peu importe si oui ou non)</text:p>
      <text:p text:style-name="Standard"><text:s text:c="2"/>o <text:s text:c="3"/>Migrations au non vers du nouveau</text:p>
      <text:p text:style-name="Standard"><text:s text:c="2"/>o <text:s text:c="3"/>Performance </text:p>
      <text:p text:style-name="Standard"><text:s text:c="2"/>o <text:s text:c="3"/>Evolutivité de la solution</text:p>
      <text:p text:style-name="Standard"><text:s text:c="2"/>o <text:s text:c="3"/>Impact sur l’organisation</text:p>
      <text:p text:style-name="Standard"><text:s text:c="2"/>o <text:s text:c="3"/>Facteurs de qualité.</text:p>
      <text:p text:style-name="Standard">- Administrative </text:p>
      <text:p text:style-name="Standard"><text:s text:c="2"/>o <text:s text:c="3"/>Solutions complète</text:p>
      <text:p text:style-name="Standard"><text:s text:c="2"/>o <text:s text:c="3"/>Détail des coûts</text:p>
      <text:p text:style-name="Standard"><text:s text:c="2"/>o <text:s text:c="3"/>Modalité de paiement (exemple : 30% à la commande / 60% à la livraison / 10% fin de la garanti)</text:p>
      <text:p text:style-name="Standard"><text:s text:c="2"/>o <text:s text:c="3"/>Présentation de l’offre 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meta:document-statistic meta:table-count="2" meta:image-count="0" meta:object-count="0" meta:page-count="3" meta:paragraph-count="53" meta:word-count="402" meta:character-count="2669" meta:non-whitespace-character-count="2179"/>
  </office:meta>
</office:document-meta>
</file>